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 svg:font-family="" style:font-family-generic="roman"/>
    <style:font-face style:name="DejaVu Sans" svg:font-family="'DejaVu Sans'" style:font-family-generic="swiss"/>
    <style:font-face style:name="Tahoma" svg:font-family="Tahoma" style:font-family-generic="swiss"/>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list-style-name="L1"/>
    <style:style style:name="P3" style:family="paragraph" style:parent-style-name="Table_20_Contents">
      <style:paragraph-properties fo:text-align="end" style:justify-single-word="false"/>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style>
    <style:style style:name="P6" style:family="paragraph" style:parent-style-name="Heading_20_1">
      <style:paragraph-properties fo:text-align="center" style:justify-single-word="false"/>
    </style:style>
    <style:style style:name="P7" style:family="paragraph" style:parent-style-name="Heading_20_2">
      <style:text-properties fo:font-weight="bold" style:font-weight-asian="bold" style:font-weight-complex="bold"/>
    </style:style>
    <style:style style:name="P8" style:family="paragraph" style:parent-style-name="Heading_20_1">
      <style:paragraph-properties style:writing-mode="lr-tb"/>
    </style:style>
    <style:style style:name="P9" style:family="paragraph" style:parent-style-name="Heading_20_3">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text-properties style:font-name="Nimbus Roman No9 L" fo:font-size="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font-size="12pt" fo:font-style="normal" fo:font-weight="normal" style:font-style-asian="normal" style:font-weight-asian="normal" style:font-style-complex="normal" style:font-weight-complex="normal"/>
    </style:style>
    <style:style style:name="T7" style:family="text">
      <style:text-properties style:use-window-font-color="true" style:text-outline="false" style:text-line-through-style="none" style:text-position="0% 100%" style:font-name="Tahoma"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text:id="ct178418208">
          <text:insertion>
            <office:change-info>
              <dc:creator>Eduardo </dc:creator>
              <dc:date>2010-07-28T21:13:00</dc:date>
            </office:change-info>
          </text:insertion>
        </text:changed-region>
        <text:changed-region text:id="ct169902312">
          <text:insertion>
            <office:change-info>
              <dc:creator>Eduardo </dc:creator>
              <dc:date>2010-07-28T20:43:00</dc:date>
            </office:change-info>
          </text:insertion>
        </text:changed-region>
        <text:changed-region text:id="ct177373168">
          <text:deletion>
            <office:change-info>
              <dc:creator>Eduardo </dc:creator>
              <dc:date>2010-07-28T20:43:00</dc:date>
            </office:change-info>
            <text:p text:style-name="P1">anonimos</text:p>
          </text:deletion>
        </text:changed-region>
        <text:changed-region text:id="ct170167088">
          <text:deletion>
            <office:change-info>
              <dc:creator>Eduardo </dc:creator>
              <dc:date>2010-07-28T20:39:00</dc:date>
            </office:change-info>
            <text:p text:style-name="P1"><text:s/></text:p>
          </text:deletion>
        </text:changed-region>
        <text:changed-region text:id="ct170084280">
          <text:insertion>
            <office:change-info>
              <dc:creator>Eduardo </dc:creator>
              <dc:date>2010-07-28T20:40:00</dc:date>
            </office:change-info>
          </text:insertion>
        </text:changed-region>
        <text:changed-region text:id="ct170150248">
          <text:deletion>
            <office:change-info>
              <dc:creator>Eduardo </dc:creator>
              <dc:date>2010-07-28T20:41:00</dc:date>
            </office:change-info>
            <text:p text:style-name="P1">le</text:p>
          </text:deletion>
        </text:changed-region>
        <text:changed-region text:id="ct170312968">
          <text:insertion>
            <office:change-info>
              <dc:creator>Eduardo </dc:creator>
              <dc:date>2010-07-28T20:43:00</dc:date>
            </office:change-info>
          </text:insertion>
        </text:changed-region>
        <text:changed-region text:id="ct170317760">
          <text:deletion>
            <office:change-info>
              <dc:creator>Eduardo </dc:creator>
              <dc:date>2010-07-28T20:43:00</dc:date>
            </office:change-info>
            <text:p text:style-name="P1">codigo</text:p>
          </text:deletion>
        </text:changed-region>
        <text:changed-region text:id="ct170155568">
          <text:insertion>
            <office:change-info>
              <dc:creator>Eduardo </dc:creator>
              <dc:date>2010-07-28T20:42:00</dc:date>
            </office:change-info>
          </text:insertion>
        </text:changed-region>
        <text:changed-region text:id="ct170325640">
          <text:deletion>
            <office:change-info>
              <dc:creator>Eduardo </dc:creator>
              <dc:date>2010-07-28T20:42:00</dc:date>
            </office:change-info>
            <text:p text:style-name="P1">en</text:p>
          </text:deletion>
        </text:changed-region>
        <text:changed-region text:id="ct170141056">
          <text:insertion>
            <office:change-info>
              <dc:creator>Eduardo </dc:creator>
              <dc:date>2010-07-28T20:42:00</dc:date>
            </office:change-info>
          </text:insertion>
        </text:changed-region>
        <text:changed-region text:id="ct170280016">
          <text:deletion>
            <office:change-info>
              <dc:creator>Eduardo </dc:creator>
              <dc:date>2010-07-28T20:42:00</dc:date>
            </office:change-info>
            <text:p text:style-name="P1">e</text:p>
          </text:deletion>
        </text:changed-region>
        <text:changed-region text:id="ct170143264">
          <text:deletion>
            <office:change-info>
              <dc:creator>Eduardo </dc:creator>
              <dc:date>2010-07-28T20:42:00</dc:date>
            </office:change-info>
            <text:p text:style-name="P1">host voluntario</text:p>
          </text:deletion>
        </text:changed-region>
        <text:changed-region text:id="ct170283576">
          <text:insertion>
            <office:change-info>
              <dc:creator>Eduardo </dc:creator>
              <dc:date>2010-07-28T20:42:00</dc:date>
            </office:change-info>
          </text:insertion>
        </text:changed-region>
        <text:changed-region text:id="ct177410104">
          <text:deletion>
            <office:change-info>
              <dc:creator>Eduardo </dc:creator>
              <dc:date>2010-07-28T20:42:00</dc:date>
            </office:change-info>
            <text:p text:style-name="P1">pareceria</text:p>
          </text:deletion>
        </text:changed-region>
        <text:changed-region text:id="ct178500472">
          <text:deletion>
            <office:change-info>
              <dc:creator>Eduardo </dc:creator>
              <dc:date>2010-07-28T20:59:00</dc:date>
            </office:change-info>
            <text:p text:style-name="P1">(no tan)</text:p>
          </text:deletion>
        </text:changed-region>
        <text:changed-region text:id="ct169870728">
          <text:insertion>
            <office:change-info>
              <dc:creator>Eduardo </dc:creator>
              <dc:date>2010-07-28T20:59:00</dc:date>
            </office:change-info>
          </text:insertion>
        </text:changed-region>
        <text:changed-region text:id="ct163235760">
          <text:insertion>
            <office:change-info>
              <dc:creator>Eduardo </dc:creator>
              <dc:date>2010-07-28T21:15:00</dc:date>
            </office:change-info>
          </text:insertion>
        </text:changed-region>
        <text:changed-region text:id="ct179342848">
          <text:insertion>
            <office:change-info>
              <dc:creator>Eduardo </dc:creator>
              <dc:date>2010-07-28T21:16:00</dc:date>
            </office:change-info>
          </text:insertion>
        </text:changed-region>
        <text:changed-region text:id="ct178896408">
          <text:insertion>
            <office:change-info>
              <dc:creator>Eduardo </dc:creator>
              <dc:date>2010-07-28T21:17:00</dc:date>
            </office:change-info>
          </text:insertion>
        </text:changed-region>
        <text:changed-region text:id="ct178516032">
          <text:deletion>
            <office:change-info>
              <dc:creator>Eduardo </dc:creator>
              <dc:date>2010-07-28T20:59:00</dc:date>
            </office:change-info>
            <text:p text:style-name="P1">.</text:p>
          </text:deletion>
        </text:changed-region>
        <text:changed-region text:id="ct178289992">
          <text:deletion>
            <office:change-info>
              <dc:creator>Eduardo </dc:creator>
              <dc:date>2010-07-28T21:15:00</dc:date>
            </office:change-info>
            <text:p text:style-name="P1"><text:s/></text:p>
          </text:deletion>
        </text:changed-region>
        <text:changed-region text:id="ct163638392">
          <text:insertion>
            <office:change-info>
              <dc:creator>Eduardo </dc:creator>
              <dc:date>2010-07-09T23:51:00</dc:date>
            </office:change-info>
          </text:insertion>
        </text:changed-region>
        <text:changed-region text:id="ct178262128">
          <text:deletion>
            <office:change-info>
              <dc:creator>Eduardo </dc:creator>
              <dc:date>2010-07-28T21:04:00</dc:date>
            </office:change-info>
            <text:p text:style-name="Text_20_body"><text:span text:style-name="T1"/></text:p>
            <text:p text:style-name="Text_20_body"><text:span text:style-name="T1"/></text:p>
          </text:deletion>
        </text:changed-region>
        <text:changed-region text:id="ct163903968">
          <text:insertion>
            <office:change-info>
              <dc:creator>Nestor  Jorge </dc:creator>
              <dc:date>2010-07-13T00:07:00</dc:date>
            </office:change-info>
          </text:insertion>
        </text:changed-region>
        <text:changed-region text:id="ct178194192">
          <text:insertion>
            <office:change-info>
              <dc:creator>Eduardo </dc:creator>
              <dc:date>2010-07-28T20:50:00</dc:date>
            </office:change-info>
          </text:insertion>
        </text:changed-region>
        <text:changed-region text:id="ct177689240">
          <text:insertion>
            <office:change-info>
              <dc:creator>Nestor  Jorge </dc:creator>
              <dc:date>2010-07-13T00:07:00</dc:date>
            </office:change-info>
          </text:insertion>
        </text:changed-region>
        <text:changed-region text:id="ct178198504">
          <text:insertion>
            <office:change-info>
              <dc:creator>Eduardo </dc:creator>
              <dc:date>2010-07-28T20:50:00</dc:date>
            </office:change-info>
          </text:insertion>
        </text:changed-region>
        <text:changed-region text:id="ct178201616">
          <text:insertion>
            <office:change-info>
              <dc:creator>Nestor  Jorge </dc:creator>
              <dc:date>2010-07-13T00:07:00</dc:date>
            </office:change-info>
          </text:insertion>
        </text:changed-region>
        <text:changed-region text:id="ct163235296">
          <text:insertion>
            <office:change-info>
              <dc:creator>Eduardo </dc:creator>
              <dc:date>2010-07-28T21:06:00</dc:date>
            </office:change-info>
          </text:insertion>
        </text:changed-region>
        <text:changed-region text:id="ct177581920">
          <text:deletion>
            <office:change-info>
              <dc:creator>Eduardo </dc:creator>
              <dc:date>2010-07-28T21:06:00</dc:date>
            </office:change-info>
            <text:p text:style-name="Text_20_body">esten</text:p>
          </text:deletion>
          <text:insertion>
            <office:change-info office:chg-author="Nestor  Jorge " office:chg-date-time="2010-07-13T00:07:00"/>
          </text:insertion>
        </text:changed-region>
        <text:changed-region text:id="ct163236728">
          <text:insertion>
            <office:change-info>
              <dc:creator>Nestor  Jorge </dc:creator>
              <dc:date>2010-07-13T00:07:00</dc:date>
            </office:change-info>
          </text:insertion>
        </text:changed-region>
        <text:changed-region text:id="ct177826744">
          <text:insertion>
            <office:change-info>
              <dc:creator>Eduardo </dc:creator>
              <dc:date>2010-07-28T21:08:00</dc:date>
            </office:change-info>
          </text:insertion>
        </text:changed-region>
        <text:changed-region text:id="ct177868072">
          <text:insertion>
            <office:change-info>
              <dc:creator>Nestor  Jorge </dc:creator>
              <dc:date>2010-07-13T00:07:00</dc:date>
            </office:change-info>
          </text:insertion>
        </text:changed-region>
        <text:changed-region text:id="ct178776568">
          <text:insertion>
            <office:change-info>
              <dc:creator>Eduardo </dc:creator>
              <dc:date>2010-07-28T21:09:00</dc:date>
            </office:change-info>
          </text:insertion>
        </text:changed-region>
        <text:changed-region text:id="ct178239688">
          <text:insertion>
            <office:change-info>
              <dc:creator>Nestor  Jorge </dc:creator>
              <dc:date>2010-07-13T00:07:00</dc:date>
            </office:change-info>
          </text:insertion>
        </text:changed-region>
        <text:changed-region text:id="ct178794136">
          <text:insertion>
            <office:change-info>
              <dc:creator>Eduardo </dc:creator>
              <dc:date>2010-07-28T21:09:00</dc:date>
            </office:change-info>
          </text:insertion>
        </text:changed-region>
        <text:changed-region text:id="ct178780232">
          <text:deletion>
            <office:change-info>
              <dc:creator>Eduardo </dc:creator>
              <dc:date>2010-07-28T21:09:00</dc:date>
            </office:change-info>
            <text:p text:style-name="Text_20_body">a</text:p>
          </text:deletion>
          <text:insertion>
            <office:change-info office:chg-author="Nestor  Jorge " office:chg-date-time="2010-07-13T00:07:00"/>
          </text:insertion>
        </text:changed-region>
        <text:changed-region text:id="ct178865248">
          <text:insertion>
            <office:change-info>
              <dc:creator>Nestor  Jorge </dc:creator>
              <dc:date>2010-07-13T00:07:00</dc:date>
            </office:change-info>
          </text:insertion>
        </text:changed-region>
        <text:changed-region text:id="ct178625024">
          <text:insertion>
            <office:change-info>
              <dc:creator>Eduardo </dc:creator>
              <dc:date>2010-07-28T21:10:00</dc:date>
            </office:change-info>
          </text:insertion>
        </text:changed-region>
        <text:changed-region text:id="ct177773216">
          <text:insertion>
            <office:change-info>
              <dc:creator>Eduardo </dc:creator>
              <dc:date>2010-07-28T21:09:00</dc:date>
            </office:change-info>
          </text:insertion>
        </text:changed-region>
        <text:changed-region text:id="ct162317632">
          <text:insertion>
            <office:change-info>
              <dc:creator>Eduardo </dc:creator>
              <dc:date>2010-07-28T21:10:00</dc:date>
            </office:change-info>
          </text:insertion>
        </text:changed-region>
        <text:changed-region text:id="ct178518992">
          <text:deletion>
            <office:change-info>
              <dc:creator>Eduardo </dc:creator>
              <dc:date>2010-07-28T21:10:00</dc:date>
            </office:change-info>
            <text:p text:style-name="Text_20_body">… </text:p>
          </text:deletion>
          <text:insertion>
            <office:change-info office:chg-author="Nestor  Jorge " office:chg-date-time="2010-07-13T00:07:00"/>
          </text:insertion>
        </text:changed-region>
        <text:changed-region text:id="ct178229024">
          <text:insertion>
            <office:change-info>
              <dc:creator>Nestor  Jorge </dc:creator>
              <dc:date>2010-07-13T00:07:00</dc:date>
            </office:change-info>
          </text:insertion>
        </text:changed-region>
        <text:changed-region text:id="ct178196808">
          <text:insertion>
            <office:change-info>
              <dc:creator>Eduardo </dc:creator>
              <dc:date>2010-07-28T20:50:00</dc:date>
            </office:change-info>
          </text:insertion>
        </text:changed-region>
        <text:changed-region text:id="ct178089296">
          <text:insertion>
            <office:change-info>
              <dc:creator>Nestor  Jorge </dc:creator>
              <dc:date>2010-07-13T00:07:00</dc:date>
            </office:change-info>
          </text:insertion>
        </text:changed-region>
        <text:changed-region text:id="ct170308504">
          <text:deletion>
            <office:change-info>
              <dc:creator>Eduardo </dc:creator>
              <dc:date>2010-07-28T20:50:00</dc:date>
            </office:change-info>
            <text:p text:style-name="Text_20_body">li</text:p>
          </text:deletion>
          <text:insertion>
            <office:change-info office:chg-author="Nestor  Jorge " office:chg-date-time="2010-07-13T00:07:00"/>
          </text:insertion>
        </text:changed-region>
        <text:changed-region text:id="ct177884176">
          <text:insertion>
            <office:change-info>
              <dc:creator>Nestor  Jorge </dc:creator>
              <dc:date>2010-07-13T00:07:00</dc:date>
            </office:change-info>
          </text:insertion>
        </text:changed-region>
        <text:changed-region text:id="ct165428600">
          <text:deletion>
            <office:change-info>
              <dc:creator>Eduardo </dc:creator>
              <dc:date>2010-07-28T21:10:00</dc:date>
            </office:change-info>
            <text:p text:style-name="Text_20_body">Proponer una arquitectura de software que posibilite hacer computo voluntario teniendo en cuenta:</text:p>
          </text:deletion>
        </text:changed-region>
        <text:changed-region text:id="ct-1325394760">
          <text:deletion>
            <office:change-info>
              <dc:creator>Eduardo </dc:creator>
              <dc:date>2010-07-28T21:10:00</dc:date>
            </office:change-info>
            <text:p text:style-name="Text_20_body"><office:annotation><dc:creator>Nestor  Jorge </dc:creator><dc:date>2010-07-13T00:14:00</dc:date><text:p text:style-name="P13"><text:span text:style-name="T7">Revisar si esto sigue teniendo sentido … </text:span></text:p></office:annotation></text:p>
          </text:deletion>
          <text:insertion>
            <office:change-info office:chg-author="Nestor  Jorge " office:chg-date-time="2010-07-13T00:14:00"/>
          </text:insertion>
        </text:changed-region>
        <text:changed-region text:id="ct177764112">
          <text:deletion>
            <office:change-info>
              <dc:creator>Eduardo </dc:creator>
              <dc:date>2010-07-28T21:10:00</dc:date>
            </office:change-info>
            <text:list xml:id="list417319150" text:style-name="L1">
              <text:list-header>
                <text:p text:style-name="P2"/>
                <text:list>
                  <text:list-item>
                    <text:p text:style-name="P2">Seguridad. </text:p>
                    <text:list>
                      <text:list-item>
                        <text:p text:style-name="P2">Evitar que se adulteren resultados.</text:p>
                      </text:list-item>
                      <text:list-item>
                        <text:p text:style-name="P2">Autenticación de usuarios.</text:p>
                      </text:list-item>
                    </text:list>
                  </text:list-item>
                  <text:list-item>
                    <text:p text:style-name="P2">Descubrimiento de usuarios y caracterización de los mismos.</text:p>
                  </text:list-item>
                  <text:list-item>
                    <text:p text:style-name="P2">Distribución de trabajo.</text:p>
                  </text:list-item>
                </text:list>
              </text:list-header>
              <text:list-item>
                <text:p text:style-name="P2">Retribución.</text:p>
              </text:list-item>
            </text:list>
          </text:deletion>
        </text:changed-region>
        <text:changed-region text:id="ct162396232">
          <text:insertion>
            <office:change-info>
              <dc:creator>javier jorge</dc:creator>
              <dc:date>2010-07-25T02:42:00</dc:date>
            </office:change-info>
          </text:insertion>
        </text:changed-region>
        <text:changed-region text:id="ct178623768">
          <text:insertion>
            <office:change-info>
              <dc:creator>Eduardo </dc:creator>
              <dc:date>2010-07-28T21:11:00</dc:date>
            </office:change-info>
          </text:insertion>
        </text:changed-region>
        <text:changed-region text:id="ct178624440">
          <text:insertion>
            <office:change-info>
              <dc:creator>javier jorge</dc:creator>
              <dc:date>2010-07-25T02:42:00</dc:date>
            </office:change-info>
          </text:insertion>
        </text:changed-region>
        <text:changed-region text:id="ct177614912">
          <text:insertion>
            <office:change-info>
              <dc:creator>Eduardo </dc:creator>
              <dc:date>2010-07-28T21:11:00</dc:date>
            </office:change-info>
          </text:insertion>
        </text:changed-region>
        <text:changed-region text:id="ct177624600">
          <text:deletion>
            <office:change-info>
              <dc:creator>Eduardo </dc:creator>
              <dc:date>2010-07-28T21:11:00</dc:date>
            </office:change-info>
            <text:p text:style-name="Text_20_body">boinc</text:p>
          </text:deletion>
          <text:insertion>
            <office:change-info office:chg-author="javier jorge" office:chg-date-time="2010-07-25T02:42:00"/>
          </text:insertion>
        </text:changed-region>
        <text:changed-region text:id="ct178408264">
          <text:insertion>
            <office:change-info>
              <dc:creator>Eduardo </dc:creator>
              <dc:date>2010-07-28T21:11:00</dc:date>
            </office:change-info>
          </text:insertion>
        </text:changed-region>
        <text:changed-region text:id="ct177780416">
          <text:insertion>
            <office:change-info>
              <dc:creator>javier jorge</dc:creator>
              <dc:date>2010-07-25T02:42:00</dc:date>
            </office:change-info>
          </text:insertion>
        </text:changed-region>
        <text:changed-region text:id="ct162396328">
          <text:deletion>
            <office:change-info>
              <dc:creator>Nestor  Jorge </dc:creator>
              <dc:date>2010-07-13T00:12:00</dc:date>
            </office:change-info>
            <text:list xml:id="list404957481" text:continue-numbering="true" text:style-name="L1">
              <text:list-header>
                <text:p text:style-name="P2">Búsqueda de herramientas para llevar a cabo la infraestructura propuesta </text:p>
                <text:p text:style-name="P2">Propuesta de implementación.</text:p>
              </text:list-header>
              <text:list-item>
                <text:p text:style-name="P2">Implementación (tentativa).</text:p>
              </text:list-item>
            </text:list>
          </text:deletion>
        </text:changed-region>
        <text:changed-region text:id="ct163900296">
          <text:deletion>
            <office:change-info>
              <dc:creator>Eduardo </dc:creator>
              <dc:date>2010-07-09T21:18:00</dc:date>
            </office:change-info>
            <text:p text:style-name="Text_20_body">??????</text:p>
          </text:deletion>
        </text:changed-region>
        <text:changed-region text:id="ct163941896">
          <text:deletion>
            <office:change-info>
              <dc:creator>Eduardo </dc:creator>
              <dc:date>2010-07-28T21:12:00</dc:date>
            </office:change-info>
            <text:p text:style-name="Text_20_body">(</text:p>
          </text:deletion>
        </text:changed-region>
        <text:changed-region text:id="ct178073136">
          <text:format-change>
            <office:change-info>
              <dc:creator>Eduardo </dc:creator>
              <dc:date>2010-07-28T21:04:00</dc:date>
            </office:change-info>
          </text:format-change>
        </text:changed-region>
        <text:changed-region text:id="ct178452224">
          <text:insertion>
            <office:change-info>
              <dc:creator>Eduardo </dc:creator>
              <dc:date>2010-07-28T21:04:00</dc:date>
            </office:change-info>
          </text:insertion>
        </text:changed-region>
        <text:changed-region text:id="ct163885168">
          <text:insertion>
            <office:change-info>
              <dc:creator>javier jorge</dc:creator>
              <dc:date>2010-07-24T15:59:00</dc:date>
            </office:change-info>
          </text:insertion>
        </text:changed-region>
        <text:changed-region text:id="ct163887408">
          <text:insertion>
            <office:change-info>
              <dc:creator>javier jorge</dc:creator>
              <dc:date>2010-07-24T16:37:00</dc:date>
            </office:change-info>
          </text:insertion>
        </text:changed-region>
        <text:changed-region text:id="ct162399480">
          <text:format-change>
            <office:change-info>
              <dc:creator>javier jorge</dc:creator>
              <dc:date>2010-07-24T16:51:00</dc:date>
            </office:change-info>
          </text:format-change>
        </text:changed-region>
        <text:changed-region text:id="ct163699328">
          <text:insertion>
            <office:change-info>
              <dc:creator>javier jorge</dc:creator>
              <dc:date>2010-07-24T16:51:00</dc:date>
            </office:change-info>
          </text:insertion>
        </text:changed-region>
        <text:changed-region text:id="ct163887264">
          <text:insertion>
            <office:change-info>
              <dc:creator>javier jorge</dc:creator>
              <dc:date>2010-07-24T18:12:00</dc:date>
            </office:change-info>
          </text:insertion>
        </text:changed-region>
        <text:changed-region text:id="ct163731320">
          <text:insertion>
            <office:change-info>
              <dc:creator>javier jorge</dc:creator>
              <dc:date>2010-07-24T18:13:00</dc:date>
            </office:change-info>
          </text:insertion>
        </text:changed-region>
        <text:changed-region text:id="ct162375160">
          <text:format-change>
            <office:change-info>
              <dc:creator>javier jorge</dc:creator>
              <dc:date>2010-07-24T18:27:00</dc:date>
            </office:change-info>
          </text:format-change>
        </text:changed-region>
        <text:changed-region text:id="ct162375256">
          <text:insertion>
            <office:change-info>
              <dc:creator>javier jorge</dc:creator>
              <dc:date>2010-07-24T18:27:00</dc:date>
            </office:change-info>
          </text:insertion>
        </text:changed-region>
        <text:changed-region text:id="ct163886384">
          <text:format-change>
            <office:change-info>
              <dc:creator>javier jorge</dc:creator>
              <dc:date>2010-07-24T18:27:00</dc:date>
            </office:change-info>
          </text:format-change>
        </text:changed-region>
        <text:changed-region text:id="ct163910760">
          <text:insertion>
            <office:change-info>
              <dc:creator>javier jorge</dc:creator>
              <dc:date>2010-07-24T18:27:00</dc:date>
            </office:change-info>
          </text:insertion>
        </text:changed-region>
        <text:changed-region text:id="ct162373744">
          <text:insertion>
            <office:change-info>
              <dc:creator>javier jorge</dc:creator>
              <dc:date>2010-07-24T18:28:00</dc:date>
            </office:change-info>
          </text:insertion>
        </text:changed-region>
        <text:changed-region text:id="ct163731920">
          <text:insertion>
            <office:change-info>
              <dc:creator>javier jorge</dc:creator>
              <dc:date>2010-07-24T21:36:00</dc:date>
            </office:change-info>
          </text:insertion>
        </text:changed-region>
        <text:changed-region text:id="ct163888632">
          <text:format-change>
            <office:change-info>
              <dc:creator>javier jorge</dc:creator>
              <dc:date>2010-07-25T02:41:00</dc:date>
            </office:change-info>
          </text:format-change>
        </text:changed-region>
        <text:changed-region text:id="ct163731136">
          <text:insertion>
            <office:change-info>
              <dc:creator>javier jorge</dc:creator>
              <dc:date>2010-07-25T02: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 text:c="2"/>Especialización en Sistemas y Servicios Distribuidos </text:h>
      <text:p text:style-name="P5"/>
      <text:h text:style-name="P6" text:outline-level="1">Trabajo Integrador </text:h>
      <text:p text:style-name="Text_20_body"/>
      <text:p text:style-name="Text_20_body"><text:span text:style-name="T2">Titulo</text:span>: <text:s/><text:title>Análisis de implementación de sistemas de Computo Voluntario Rentable</text:title><text:change-start text:change-id="ct178418208"/><office:annotation><dc:creator>Eduardo </dc:creator><dc:date>2010-07-28T21:13:22</dc:date><text:p text:style-name="P14"><text:span text:style-name="T8">no quedaria mejor “Analisis y Mejoras de Sistemas de Computo Voluntario”?</text:span></text:p></office:annotation><text:change-end text:change-id="ct178418208"/></text:p>
      <text:p text:style-name="Text_20_body"><text:span text:style-name="T2">Director</text:span>: Pablo Passera</text:p>
      <text:p text:style-name="Text_20_body"><text:span text:style-name="T2">Colaboradores</text:span>: Mariano Cilia </text:p>
      <text:p text:style-name="Text_20_body"><text:span text:style-name="T2">Autores</text:span><text:span text:style-name="T3">: </text:span><text:span text:style-name="T3"><text:user-defined text:name="Autores">Eduardo Sanchez, Javier Jorge</text:user-defined></text:span></text:p>
      <text:p text:style-name="Text_20_body"><text:span text:style-name="T2">Tema</text:span>: <text:subject>Computo voluntario</text:subject></text:p>
      <text:h text:style-name="P7" text:outline-level="2">Resumen</text:h>
      <text:h text:style-name="P9" text:outline-level="3">Motivación</text:h>
      <text:p text:style-name="P1">Cada vez mas personas tienen una computadora en su casa que permanece encendida la mayor parte del tiempo con una gran capacidad de cómputo ocioso. </text:p>
      <text:p text:style-name="P1">Por otra parte existe una gran cantidad de proyectos de investigación tanto en el ámbito académico como en el industrial; que requieren, día a día, de un mayor poder de computo y de almacenamiento.</text:p>
      <text:p text:style-name="P1">El problema es aún mayor si esta necesidad de computo es variable; es decir, no siempre se esta procesando o almacenando grandes volúmenes de datos. Por lo tanto comprar mas recursos no sería la mejor opción.</text:p>
      <text:p text:style-name="P1">El cómputo voluntario permite darle una solución a este problema, donde el recurso “voluntario” ofrece su capacidad de co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1">Queremos poder agregar cambios o torcer ligeramente su filosofía, de modo que los voluntarios no sean <text:change-start text:change-id="ct169902312"/>anónimos<text:change-end text:change-id="ct169902312"/><text:change text:change-id="ct177373168"/>, y se pueda mantener un ranking <text:change text:change-id="ct170167088"/>(como lo hace MercadoLibre)<text:change-start text:change-id="ct170084280"/> que refleje la “confiabilidad” de ese voluntario<text:change-end text:change-id="ct170084280"/>, brindar<text:change text:change-id="ct170150248"/> seguridad de modo que el voluntario no pueda saber que esta procesando (lo vea como caja negra) pero de igual manera que no se ejecute <text:change-start text:change-id="ct170312968"/>código<text:change-end text:change-id="ct170312968"/><text:change text:change-id="ct170317760"/> malicioso <text:change-start text:change-id="ct170155568"/>para <text:change-end text:change-id="ct170155568"/><text:change text:change-id="ct170325640"/><text:s/><text:change-start text:change-id="ct170141056"/>é<text:change-end text:change-id="ct170141056"/><text:change text:change-id="ct170280016"/>l <text:change text:change-id="ct170143264"/>. <text:s/>Por ultimo, nos <text:change-start text:change-id="ct170283576"/>parecería<text:change-end text:change-id="ct170283576"/><text:change text:change-id="ct177410104"/> importante que los sistemas de computación <text:change text:change-id="ct178500472"/><text:s/>voluntaria <text:s/>ofrezcan algún sistema de retribución a los usuarios<text:change-start text:change-id="ct169870728"/>, de manera que se <text:change-end text:change-id="ct169870728"/><text:change-start text:change-id="ct163235760"/>pueda optar entre hosts voluntarios <text:change-end text:change-id="ct163235760"/><text:change-start text:change-id="ct179342848"/>y host que no lo sean pero que quieran alquilar<text:soft-page-break/> momentáneamente su poder de computo o almacenamiento<text:change-end text:change-id="ct179342848"/><text:change-start text:change-id="ct178896408"/>.<text:change-end text:change-id="ct178896408"/><text:change text:change-id="ct178516032"/><text:change text:change-id="ct178289992"/><text:change-start text:change-id="ct163638392"/></text:p>
      <text:p text:style-name="Text_20_body"><text:span text:style-name="T1">Cabe destacar que muchas de estas motivaciones son problemas de seguridad actuales y vigentes en los sistemas de computo voluntario.</text:span><text:change-end text:change-id="ct163638392"/><text:change text:change-id="ct178262128"/>Objetivos</text:p>
      <text:list xml:id="list968566353" text:continue-numbering="true" text:style-name="L1">
        <text:list-item>
          <text:p text:style-name="P2"><text:change-start text:change-id="ct163903968"/>Analizar y estudiar los sistemas de computo voluntario</text:p>
          <text:list>
            <text:list-item>
              <text:p text:style-name="P2">Relevar <text:change-end text:change-id="ct163903968"/><text:change-start text:change-id="ct178194192"/>las <text:change-end text:change-id="ct178194192"/><text:change-start text:change-id="ct177689240"/>tecnologias y <text:change-end text:change-id="ct177689240"/><text:change-start text:change-id="ct178198504"/>los <text:change-end text:change-id="ct178198504"/><text:change-start text:change-id="ct178201616"/>frameworks que utilizan</text:p>
            </text:list-item>
            <text:list-item>
              <text:p text:style-name="P2">Relevar proyectos que <text:change-end text:change-id="ct178201616"/><text:change-start text:change-id="ct163235296"/>estén<text:change-end text:change-id="ct163235296"/><text:change text:change-id="ct177581920"/><text:change-start text:change-id="ct163236728"/> utilizando esta metodología actualmente</text:p>
            </text:list-item>
          </text:list>
        </text:list-item>
        <text:list-item>
          <text:p text:style-name="P2">Revisar las fortalezas y debilidades de estos sistemas </text:p>
          <text:list>
            <text:list-item>
              <text:p text:style-name="P2">Proponer mejoras <text:change-end text:change-id="ct163236728"/><text:change-start text:change-id="ct177826744"/>atacando algunos de los problemas anteriores <text:change-end text:change-id="ct177826744"/><text:change-start text:change-id="ct177868072"/>(<text:change-end text:change-id="ct177868072"/><text:change-start text:change-id="ct178776568"/>Descubrimiento de usuarios y caracterización de los mismos, <text:change-end text:change-id="ct178776568"/><text:change-start text:change-id="ct178239688"/>Seguridad, <text:change-end text:change-id="ct178239688"/><text:change-start text:change-id="ct178794136"/>A<text:change-end text:change-id="ct178794136"/><text:change text:change-id="ct178780232"/><text:change-start text:change-id="ct178865248"/>rquitectura, <text:change-end text:change-id="ct178865248"/><text:change-start text:change-id="ct178625024"/>Distribución<text:change-end text:change-id="ct178625024"/><text:change-start text:change-id="ct177773216"/> de T<text:change-end text:change-id="ct177773216"/><text:change-start text:change-id="ct162317632"/>rabajo, etc<text:change-end text:change-id="ct162317632"/><text:change text:change-id="ct178518992"/><text:change-start text:change-id="ct178229024"/>)</text:p>
            </text:list-item>
          </text:list>
        </text:list-item>
        <text:list-item>
          <text:p text:style-name="P2">Analizar la posib<text:change-end text:change-id="ct178229024"/><text:change-start text:change-id="ct178196808"/>i<text:change-end text:change-id="ct178196808"/><text:change-start text:change-id="ct178089296"/>li<text:change-end text:change-id="ct178089296"/><text:change text:change-id="ct170308504"/><text:change-start text:change-id="ct177884176"/>dad de hacerlo rentado</text:p>
          <text:p text:style-name="P2"><text:change-end text:change-id="ct177884176"/><text:change text:change-id="ct165428600"/><text:change text:change-id="ct-1325394760"/><text:change text:change-id="ct177764112"/><text:change-start text:change-id="ct162396232"/></text:p>
        </text:list-item>
        <text:list-item>
          <text:p text:style-name="P2">Hacer una <text:change-end text:change-id="ct162396232"/><text:change-start text:change-id="ct178623768"/>pequeña <text:change-end text:change-id="ct178623768"/><text:change-start text:change-id="ct178624440"/>demo con <text:change-end text:change-id="ct178624440"/><text:change-start text:change-id="ct177614912"/>algún sistema de computo voluntario<text:change-end text:change-id="ct177614912"/><text:change text:change-id="ct177624600"/><text:change-start text:change-id="ct178408264"/>.<text:change-end text:change-id="ct178408264"/><text:change-start text:change-id="ct177780416"/> <office:annotation><dc:creator>javier jorge</dc:creator><dc:date>2010-07-25T02:42:43</dc:date><text:p text:style-name="P13"><text:span text:style-name="T9">Te parece ? </text:span></text:p><text:p text:style-name="P13"><text:span text:style-name="T9">Si, estaria chetaso! Y mas cheto si le metemos alguna mejora de las de antes.. </text:span></text:p></office:annotation><text:change-end text:change-id="ct177780416"/></text:p>
          <text:p text:style-name="P2"><text:change text:change-id="ct162396328"/></text:p>
        </text:list-item>
      </text:list>
      <text:h text:style-name="Heading_20_3" text:outline-level="3">Metodología a seguir</text:h>
      <text:p text:style-name="Text_20_body"><text:change text:change-id="ct163900296"/>Debido a que es la primera vez que nos enfrentamos a este tipo de computación distribuida, <text:s/>tomando algunos referentes en funcionamiento (i.e. BOINC), <text:s/>se va a investigar cuales son sus problemas y limitaciones, cual es la arquitectura que proponen, y sus posibles mejoras (en caso de encontrarse). Y por ultimo como adaptar esa arquitectura para resolver los problemas que encontramos.- (<text:change text:change-id="ct163941896"/>la autenticación de usuarios, su ranking, evitar espiar lo que se esta procesando, evitar correr código malicioso, retribución al buen voluntario)</text:p>
      <text:p text:style-name="Text_20_body"/>
      <text:h text:style-name="Heading_20_3" text:outline-level="3"><text:soft-page-break/>Bibliografia</text:h>
      <text:p text:style-name="Text_20_body"><text:a xlink:type="simple" xlink:href="http://en.wikipedia.org/wiki/Volunteer_computing">http://en.wikipedia.org/wiki/Volunteer_computing</text:a></text:p>
      <text:p text:style-name="Text_20_body"><text:a xlink:type="simple" xlink:href="http://www.jgroups.org/taskdistribution.html">http://www.jgroups.org/taskdistribution.html</text:a> </text:p>
      <text:p text:style-name="P12"><text:change-start text:change-id="ct178073136"/><text:a xlink:type="simple" xlink:href="http://boinc.berkeley.edu/">http://boinc.berkeley.edu</text:a><text:change-end text:change-id="ct178073136"/><text:change-start text:change-id="ct178452224"/></text:p>
      <text:p text:style-name="P12"><text:span text:style-name="T6">http://boinc.berkeley.edu/trac/wiki/SecurityIssues</text:span><text:change-end text:change-id="ct178452224"/></text:p>
      <text:p text:style-name="Text_20_body"><text:change-start text:change-id="ct163885168"/><text:a xlink:type="simple" xlink:href="http://boinc.berkeley.edu/trac/wiki/BoincPapers">http://boinc.berkeley.edu/trac/wiki/BoincPapers</text:a><text:change-end text:change-id="ct163885168"/><text:change-start text:change-id="ct163887408"/></text:p>
      <text:p text:style-name="Text_20_body"><text:change-start text:change-id="ct162399480"/><text:a xlink:type="simple" xlink:href="http://www.spiritus-temporis.com/volunteer-computing/">http://www.spiritus-temporis.com/volunteer-computing/</text:a><text:change-end text:change-id="ct163887408"/><text:change-end text:change-id="ct162399480"/><text:change-start text:change-id="ct163699328"/></text:p>
      <text:p text:style-name="Text_20_body"><text:a xlink:type="simple" xlink:href="http://www.mersenne.org/">http://www.mersenne.org/</text:a> first vc project</text:p>
      <text:h text:style-name="P8" text:outline-level="1"><text:change-end text:change-id="ct163699328"/><text:change-start text:change-id="ct163887264"/>Advances in Grid and Pervasive Computing: 5th International Conference,</text:h>
      <text:p text:style-name="Text_20_body">http://books.google.com/books?id=HyFNWR1mCucC&amp;pg=PA385&amp;dq=%22volunteer+computing%22&amp;hl=en&amp;ei=a1ZLTMbPLYL58AaKzeU2&amp;sa=X&amp;oi=book_result&amp;ct=result&amp;resnum=3&amp;ved=0CDIQ6AEwAg#v=onepage&amp;q=%22volunteer%20computing%22&amp;f=false</text:p>
      <text:p text:style-name="Text_20_body"><text:change-end text:change-id="ct163887264"/><text:change-start text:change-id="ct163731320"/></text:p>
      <text:h text:style-name="P8" text:outline-level="1">Worldwide computing and its applications</text:h>
      <text:p text:style-name="Text_20_body"><text:change-start text:change-id="ct162375160"/><text:a xlink:type="simple" xlink:href="http://books.google.com/books?id=YE7KNkcTt1cC&amp;pg=PA444&amp;dq=%22volunteer+computing%22&amp;hl=en&amp;ei=MFRLTNKbMsGC8gbC6v04&amp;sa=X&amp;oi=book_result&amp;ct=result&amp;resnum=2&amp;ved=0CC4Q6AEwAQ#v=onepage&amp;q=%22volunteer%20computing%22&amp;f=false">http://books.google.com/books?id=YE7KNkcTt1cC&amp;pg=PA444&amp;dq=%22volunteer+computing%22&amp;hl=en&amp;ei=MFRLTNKbMsGC8gbC6v04&amp;sa=X&amp;oi=book_result&amp;ct=result&amp;resnum=2&amp;ved=0CC4Q6AEwAQ#v=onepage&amp;q=%22volunteer%20computing%22&amp;f=false</text:a><text:change-end text:change-id="ct163731320"/><text:change-end text:change-id="ct162375160"/><text:change-start text:change-id="ct162375256"/></text:p>
      <text:p text:style-name="Text_20_body"/>
      <text:h text:style-name="P8" text:outline-level="1">The Pillars of Computation Theory: State, Encoding, Nondeterminis</text:h>
      <text:p text:style-name="Text_20_body"><text:change-start text:change-id="ct163886384"/><text:a xlink:type="simple" xlink:href="http://books.google.com/books?id=ciuxpG5PhHgC&amp;pg=PA139&amp;dq=%22volunteer+computing%22&amp;hl=en&amp;ei=MFRLTNKbMsGC8gbC6v04&amp;sa=X&amp;oi=book_result&amp;ct=result&amp;resnum=4&amp;ved=0CDgQ6AEwAw#v=onepage&amp;q=%22volunteer%20computing%22&amp;f=false">http://books.google.com/books?id=ciuxpG5PhHgC&amp;pg=PA139&amp;dq=%22volunteer+computing%22&amp;hl=en&amp;ei=MFRLTNKbMsGC8gbC6v04&amp;sa=X&amp;oi=book_result&amp;ct=result&amp;resnum=4&amp;ved=0CDgQ6AEwAw#v=onepage&amp;q=%22volunteer%20computing%22&amp;f=false</text:a><text:change-end text:change-id="ct162375256"/><text:change-end text:change-id="ct163886384"/><text:change-start text:change-id="ct163910760"/></text:p>
      <text:p text:style-name="Text_20_body"/>
      <text:p text:style-name="Text_20_body">el<text:change-end text:change-id="ct163910760"/><text:change-start text:change-id="ct162373744"/> capitulo 8 esta barbaro <text:change-end text:change-id="ct162373744"/><text:change-start text:change-id="ct163731920"/>…</text:p>
      <text:p text:style-name="Text_20_body"/>
      <text:p text:style-name="Text_20_body"><text:change-start text:change-id="ct163888632"/><text:a xlink:type="simple" xlink:href="http://boinc.berkeley.edu/wiki/User_manual#Miscellaneous">http://boinc.berkeley.edu/wiki/User_manual#Miscellaneous</text:a><text:change-end text:change-id="ct163731920"/><text:change-end text:change-id="ct163888632"/><text:change-start text:change-id="ct163731136"/></text:p>
      <text:p text:style-name="Text_20_body"><text:soft-page-break/></text:p>
      <text:p text:style-name="Text_20_body">http://cseweb.ucsd.edu/users/calder/papers/JPDC-Entropia.pdf<text:change-end text:change-id="ct163731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 svg:font-family="" style:font-family-generic="roman"/>
    <style:font-face style:name="DejaVu Sans" svg:font-family="'DejaVu Sans'" style:font-family-generic="swiss"/>
    <style:font-face style:name="Tahoma" svg:font-family="Tahoma" style:font-family-generic="swiss"/>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1" style:display-name="heading 1" style:family="paragraph" style:parent-style-name="Heading" style:next-style-name="Text_20_body" style:default-outline-level="1" style:list-style-name="">
      <style:text-properties style:font-name="Times New Roman" fo:font-size="24pt" fo:font-weight="bold" style:font-name-complex="Times New Roman"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2" style:font-size-asian="18pt" style:font-weight-asian="bold" style:font-name-complex="DejaVu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none" fo:border-bottom="0.002cm solid #000000"/>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true"/>
      </style:header-style>
      <style:footer-style>
        <style:header-footer-properties fo:min-height="1.016cm" fo:margin-left="0cm" fo:margin-right="0cm" fo:margin-top="0.508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text:title>Análisis de implementación de sistemas de Computo Voluntario Rentable</text:title></text:p>
            </table:table-cell>
            <table:table-cell table:style-name="Tabla1.A1" office:value-type="string">
              <text:p text:style-name="MP1"><text:user-defined text:name="Autores">Eduardo Sanchez, Javier Jorge</text:user-defined></text:p>
              <text:p text:style-name="MP1"><text:date style:data-style-name="N37" text:date-value="2010-07-04T00:14:03.95" text:fixed="true">04/07/10</text:date></text:p>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avier jorge</meta:initial-creator>
    <meta:creation-date>2010-07-03T21:01:03</meta:creation-date>
    <meta:editing-cycles>25</meta:editing-cycles>
    <meta:editing-duration>PT27H57M37S</meta:editing-duration>
    <dc:description>
Director: Pablo Pásera
Colaboradores: papi embudos 

Resumen
Motivación
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dc:description>
    <meta:keyword>Computo voluntario</meta:keyword>
    <meta:keyword>sistemas distribuidos</meta:keyword>
    <meta:keyword>seguridad</meta:keyword>
    <dc:subject>Computo voluntario</dc:subject>
    <dc:title>Análisis de implementación de sistemas de Computo Voluntario Rentable</dc:title>
    <dc:date>2010-07-28T21:18:13</dc:date>
    <dc:creator>Eduardo </dc:creator>
    <meta:generator>OpenOffice.org/3.1$Linux OpenOffice.org_project/310m19$Build-9420</meta:generator>
    <meta:document-statistic meta:table-count="1" meta:image-count="0" meta:object-count="0" meta:page-count="4" meta:paragraph-count="73" meta:word-count="624" meta:character-count="5059"/>
    <meta:user-defined meta:name="Autores">Eduardo Sanchez, Javier Jorge</meta:user-defined>
  </office:meta>
</office:document-meta>
</file>